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476cm" fo:orphans="2" fo:widows="2" fo:text-indent="0cm" style:auto-text-indent="false"/>
      <style:text-properties fo:font-variant="normal" fo:text-transform="none" fo:color="#767171" loext:opacity="100%" style:font-name="Arial" fo:font-size="12pt" fo:letter-spacing="normal" fo:font-style="normal" fo:font-weight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476cm" fo:orphans="2" fo:widows="2" fo:text-indent="0cm" style:auto-text-indent="false"/>
      <style:text-properties fo:font-variant="normal" fo:text-transform="none" fo:color="#767171" loext:opacity="100%" fo:letter-spacing="normal" loext:padding="0cm" loext:border="non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24242" loext:opacity="100%" fo:letter-spacing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476cm" fo:orphans="2" fo:widows="2" fo:text-indent="0cm" style:auto-text-indent="false"/>
    </style:style>
    <style:style style:name="T1" style:family="text">
      <style:text-properties fo:font-variant="normal" fo:text-transform="none" fo:color="#767171" loext:opacity="100%" style:font-name="Arial" fo:font-size="12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67171" loext:opacity="100%" style:font-name="Arial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67171" loext:opacity="100%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424242" loext:opacity="100%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que os colaboradores da área de Compras Não Revenda recebam diretamente as requisições de compras, efetue a abertura no SAP Fiori e no campo “Grupo de compradores” utilize o código do colaborador que efetua compras para a sua área, sendo:</text:p>
      <text:p text:style-name="P3"> </text:p>
      <text:p text:style-name="P4"><text:span text:style-name="T1">P64 -</text:span><text:span text:style-name="T4"> </text:span><text:span text:style-name="T1">Leonardo Duarte</text:span><text:span text:style-name="T3"> </text:span><text:span text:style-name="T2">- </text:span><text:a xlink:type="simple" xlink:href="mailto:leonardo.duarte@coopsp.coop.br" office:target-frame-name="_blank" xlink:show="new" text:style-name="Internet_20_link" text:visited-style-name="Visited_20_Internet_20_Link">leonardo.duarte@coopsp.coop.br</text:a></text:p>
      <text:p text:style-name="P1">CD, Operações, CPAN, Engenharia e Inovações</text:p>
      <text:p text:style-name="P2"> </text:p>
      <text:p text:style-name="P4"><text:span text:style-name="T1">C08 - Thalita Fava</text:span><text:span text:style-name="T3"> </text:span><text:span text:style-name="T2">- </text:span><text:a xlink:type="simple" xlink:href="mailto:thalita.fava@coopsp.coop.br" office:target-frame-name="_blank" xlink:show="new" text:style-name="Internet_20_link" text:visited-style-name="Visited_20_Internet_20_Link">thalita.fava@coopsp.coop.br</text:a></text:p>
      <text:p text:style-name="P1">Tratativas administrativas e contratos/Manutenção</text:p>
      <text:p text:style-name="P3"> </text:p>
      <text:p text:style-name="P4"><text:span text:style-name="T1">C09 - Daniel Augusto</text:span><text:span text:style-name="T3"> </text:span><text:span text:style-name="T2">- </text:span><text:a xlink:type="simple" xlink:href="mailto:daniel.gomes@coopsp.coop.br" office:target-frame-name="_blank" xlink:show="new" text:style-name="Internet_20_link" text:visited-style-name="Visited_20_Internet_20_Link">daniel.gomes@coopsp.coop.br</text:a></text:p>
      <text:p text:style-name="P1">Marketing e E-commerce, Jurídico, Drogaria, Facilities, Segurança Patrimonial e Segurança de Alimentos</text:p>
      <text:p text:style-name="P3"> </text:p>
      <text:p text:style-name="P4"><text:span text:style-name="T1">C12 - Daniela Martinez</text:span><text:span text:style-name="T3"> </text:span><text:span text:style-name="T2">- </text:span><text:a xlink:type="simple" xlink:href="mailto:daniela.genaro@coopsp.coop.br" office:target-frame-name="_blank" xlink:show="new" text:style-name="Internet_20_link" text:visited-style-name="Visited_20_Internet_20_Link">daniela.genaro@coopsp.coop.br</text:a></text:p>
      <text:p text:style-name="P1">Engenharia</text:p>
      <text:p text:style-name="P3"> </text:p>
      <text:p text:style-name="P4"><text:span text:style-name="T1">C13 - Natalia Costa</text:span><text:span text:style-name="T3"> </text:span><text:span text:style-name="T2">- </text:span><text:a xlink:type="simple" xlink:href="mailto:natalia.costa@coopsp.coop.br" office:target-frame-name="_blank" xlink:show="new" text:style-name="Internet_20_link" text:visited-style-name="Visited_20_Internet_20_Link">natalia.costa@coopsp.coop.br</text:a></text:p>
      <text:p text:style-name="P1">Financeiro, TII, Comercial e Produtos Financeiros</text:p>
      <text:p text:style-name="P3"> </text:p>
      <text:p text:style-name="P4"><text:span text:style-name="T1">C14 -</text:span><text:span text:style-name="T4"> </text:span><text:span text:style-name="T1">Bianca Navarrete</text:span><text:span text:style-name="T3"> </text:span><text:span text:style-name="T2">- </text:span><text:a xlink:type="simple" xlink:href="mailto:bianca.navarrete@coopsp.coop.br" office:target-frame-name="_blank" xlink:show="new" text:style-name="Internet_20_link" text:visited-style-name="Visited_20_Internet_20_Link">bianca.navarrete@coopsp.coop.br</text:a></text:p>
      <text:p text:style-name="P1">Engenharia</text:p>
      <text:p text:style-name="P2"> </text:p>
      <text:p text:style-name="P4"><text:span text:style-name="T1">C15 -</text:span><text:span text:style-name="T4"> </text:span><text:span text:style-name="T1">Miguel Rodrigo</text:span><text:span text:style-name="T3"> </text:span><text:span text:style-name="T2">- </text:span><text:a xlink:type="simple" xlink:href="mailto:miguel.santos@coopsp.coop.br" office:target-frame-name="_blank" xlink:show="new" text:style-name="Internet_20_link" text:visited-style-name="Visited_20_Internet_20_Link">miguel.santos@coopsp.coop.br</text:a></text:p>
      <text:p text:style-name="P1">RH, Diretoria e Expansã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7:14:26.905000000</meta:creation-date>
    <dc:date>2022-11-21T17:14:58.752000000</dc:date>
    <meta:editing-duration>PT32S</meta:editing-duration>
    <meta:editing-cycles>1</meta:editing-cycles>
    <meta:document-statistic meta:table-count="0" meta:image-count="0" meta:object-count="0" meta:page-count="1" meta:paragraph-count="22" meta:word-count="117" meta:character-count="900" meta:non-whitespace-character-count="791"/>
    <meta:generator>LibreOffice/7.4.0.3$Windows_X86_64 LibreOffice_project/f85e47c08ddd19c015c0114a68350214f7066f5a</meta:generator>
  </office:meta>
</office:document-meta>
</file>